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Excel_20_Built-in_20_Normal"/>
        <table:table-row table:style-name="ro1">
          <table:table-cell office:value-type="string">
            <text:p>Customer ID</text:p>
          </table:table-cell>
          <table:table-cell office:value-type="string">
            <text:p>SSN</text:p>
          </table:table-cell>
        </table:table-row>
        <table:table-row table:style-name="ro1">
          <table:table-cell office:value-type="float" office:value="100000350">
            <text:p>100000350</text:p>
          </table:table-cell>
          <table:table-cell office:value-type="float" office:value="333333333">
            <text:p>333333333</text:p>
          </table:table-cell>
        </table:table-row>
        <table:table-row table:style-name="ro1">
          <table:table-cell office:value-type="float" office:value="100000435">
            <text:p>100000435</text:p>
          </table:table-cell>
          <table:table-cell office:value-type="float" office:value="333666999">
            <text:p>333666999</text:p>
          </table:table-cell>
        </table:table-row>
        <table:table-row table:style-name="ro1">
          <table:table-cell office:value-type="float" office:value="100000191">
            <text:p>100000191</text:p>
          </table:table-cell>
          <table:table-cell office:value-type="float" office:value="340000003">
            <text:p>340000003</text:p>
          </table:table-cell>
        </table:table-row>
        <table:table-row table:style-name="ro1">
          <table:table-cell office:value-type="float" office:value="100000259">
            <text:p>100000259</text:p>
          </table:table-cell>
          <table:table-cell office:value-type="float" office:value="342423423">
            <text:p>342423423</text:p>
          </table:table-cell>
        </table:table-row>
        <table:table-row table:style-name="ro1">
          <table:table-cell office:value-type="float" office:value="100000232">
            <text:p>100000232</text:p>
          </table:table-cell>
          <table:table-cell office:value-type="float" office:value="342423524">
            <text:p>342423524</text:p>
          </table:table-cell>
        </table:table-row>
        <table:table-row table:style-name="ro1">
          <table:table-cell office:value-type="float" office:value="100000025">
            <text:p>100000025</text:p>
          </table:table-cell>
          <table:table-cell office:value-type="float" office:value="345123789">
            <text:p>345123789</text:p>
          </table:table-cell>
        </table:table-row>
        <table:table-row table:style-name="ro1">
          <table:table-cell office:value-type="float" office:value="100000090">
            <text:p>100000090</text:p>
          </table:table-cell>
          <table:table-cell office:value-type="float" office:value="345432346">
            <text:p>345432346</text:p>
          </table:table-cell>
        </table:table-row>
        <table:table-row table:style-name="ro1">
          <table:table-cell office:value-type="float" office:value="100000192">
            <text:p>100000192</text:p>
          </table:table-cell>
          <table:table-cell office:value-type="float" office:value="345555555">
            <text:p>345555555</text:p>
          </table:table-cell>
        </table:table-row>
        <table:table-row table:style-name="ro1">
          <table:table-cell office:value-type="float" office:value="100000091">
            <text:p>100000091</text:p>
          </table:table-cell>
          <table:table-cell office:value-type="float" office:value="345654345">
            <text:p>345654345</text:p>
          </table:table-cell>
        </table:table-row>
        <table:table-row table:style-name="ro1">
          <table:table-cell office:value-type="float" office:value="100000578">
            <text:p>100000578</text:p>
          </table:table-cell>
          <table:table-cell office:value-type="float" office:value="352146987">
            <text:p>352146987</text:p>
          </table:table-cell>
        </table:table-row>
        <table:table-row table:style-name="ro1">
          <table:table-cell office:value-type="float" office:value="100000579">
            <text:p>100000579</text:p>
          </table:table-cell>
          <table:table-cell office:value-type="float" office:value="356484511">
            <text:p>356484511</text:p>
          </table:table-cell>
        </table:table-row>
        <table:table-row table:style-name="ro1">
          <table:table-cell office:value-type="float" office:value="100000580">
            <text:p>100000580</text:p>
          </table:table-cell>
          <table:table-cell office:value-type="float" office:value="357241698">
            <text:p>357241698</text:p>
          </table:table-cell>
        </table:table-row>
        <table:table-row table:style-name="ro1">
          <table:table-cell office:value-type="float" office:value="100000581">
            <text:p>100000581</text:p>
          </table:table-cell>
          <table:table-cell office:value-type="float" office:value="357412645">
            <text:p>357412645</text:p>
          </table:table-cell>
        </table:table-row>
        <table:table-row table:style-name="ro1">
          <table:table-cell office:value-type="float" office:value="100000582">
            <text:p>100000582</text:p>
          </table:table-cell>
          <table:table-cell office:value-type="float" office:value="357896214">
            <text:p>357896214</text:p>
          </table:table-cell>
        </table:table-row>
        <table:table-row table:style-name="ro1">
          <table:table-cell office:value-type="float" office:value="100000583">
            <text:p>100000583</text:p>
          </table:table-cell>
          <table:table-cell office:value-type="float" office:value="362145879">
            <text:p>362145879</text:p>
          </table:table-cell>
        </table:table-row>
        <table:table-row table:style-name="ro1">
          <table:table-cell office:value-type="float" office:value="100000584">
            <text:p>100000584</text:p>
          </table:table-cell>
          <table:table-cell office:value-type="float" office:value="369125478">
            <text:p>369125478</text:p>
          </table:table-cell>
        </table:table-row>
        <table:table-row table:style-name="ro1">
          <table:table-cell office:value-type="float" office:value="100000585">
            <text:p>100000585</text:p>
          </table:table-cell>
          <table:table-cell office:value-type="float" office:value="369214587">
            <text:p>369214587</text:p>
          </table:table-cell>
        </table:table-row>
        <table:table-row table:style-name="ro1">
          <table:table-cell office:value-type="float" office:value="100000586">
            <text:p>100000586</text:p>
          </table:table-cell>
          <table:table-cell office:value-type="float" office:value="369852147">
            <text:p>369852147</text:p>
          </table:table-cell>
        </table:table-row>
        <table:table-row table:style-name="ro1">
          <table:table-cell office:value-type="float" office:value="100000587">
            <text:p>100000587</text:p>
          </table:table-cell>
          <table:table-cell office:value-type="float" office:value="369874125">
            <text:p>369874125</text:p>
          </table:table-cell>
        </table:table-row>
        <table:table-row table:style-name="ro1">
          <table:table-cell office:value-type="float" office:value="100000588">
            <text:p>100000588</text:p>
          </table:table-cell>
          <table:table-cell office:value-type="float" office:value="369877412">
            <text:p>369877412</text:p>
          </table:table-cell>
        </table:table-row>
        <table:table-row table:style-name="ro1">
          <table:table-cell office:value-type="float" office:value="100000816">
            <text:p>100000816</text:p>
          </table:table-cell>
          <table:table-cell office:value-type="float" office:value="404040404">
            <text:p>404040404</text:p>
          </table:table-cell>
        </table:table-row>
        <table:table-row table:style-name="ro1">
          <table:table-cell office:value-type="float" office:value="100000589">
            <text:p>100000589</text:p>
          </table:table-cell>
          <table:table-cell office:value-type="float" office:value="415156123">
            <text:p>415156123</text:p>
          </table:table-cell>
        </table:table-row>
        <table:table-row table:style-name="ro1">
          <table:table-cell office:value-type="float" office:value="100000703">
            <text:p>100000703</text:p>
          </table:table-cell>
          <table:table-cell office:value-type="float" office:value="423423434">
            <text:p>423423434</text:p>
          </table:table-cell>
        </table:table-row>
        <table:table-row table:style-name="ro1">
          <table:table-cell office:value-type="float" office:value="100000704">
            <text:p>100000704</text:p>
          </table:table-cell>
          <table:table-cell office:value-type="float" office:value="423748234">
            <text:p>423748234</text:p>
          </table:table-cell>
        </table:table-row>
        <table:table-row table:style-name="ro1">
          <table:table-cell office:value-type="float" office:value="100000590">
            <text:p>100000590</text:p>
          </table:table-cell>
          <table:table-cell office:value-type="float" office:value="425564565">
            <text:p>425564565</text:p>
          </table:table-cell>
        </table:table-row>
        <table:table-row table:style-name="ro1">
          <table:table-cell office:value-type="float" office:value="100000591">
            <text:p>100000591</text:p>
          </table:table-cell>
          <table:table-cell office:value-type="float" office:value="432156789">
            <text:p>432156789</text:p>
          </table:table-cell>
        </table:table-row>
        <table:table-row table:style-name="ro1">
          <table:table-cell office:value-type="float" office:value="100000705">
            <text:p>100000705</text:p>
          </table:table-cell>
          <table:table-cell office:value-type="float" office:value="435353453">
            <text:p>435353453</text:p>
          </table:table-cell>
        </table:table-row>
        <table:table-row table:style-name="ro1">
          <table:table-cell office:value-type="float" office:value="100000706">
            <text:p>100000706</text:p>
          </table:table-cell>
          <table:table-cell office:value-type="float" office:value="435634563">
            <text:p>435634563</text:p>
          </table:table-cell>
        </table:table-row>
        <table:table-row table:style-name="ro1">
          <table:table-cell office:value-type="float" office:value="100000707">
            <text:p>100000707</text:p>
          </table:table-cell>
          <table:table-cell office:value-type="float" office:value="441412457">
            <text:p>441412457</text:p>
          </table:table-cell>
        </table:table-row>
        <table:table-row table:style-name="ro1">
          <table:table-cell office:value-type="float" office:value="100000676">
            <text:p>100000676</text:p>
          </table:table-cell>
          <table:table-cell office:value-type="float" office:value="451053612">
            <text:p>451053612</text:p>
          </table:table-cell>
        </table:table-row>
        <table:table-row table:style-name="ro1">
          <table:table-cell office:value-type="float" office:value="100000036">
            <text:p>100000036</text:p>
          </table:table-cell>
          <table:table-cell office:value-type="float" office:value="452236526">
            <text:p>452236526</text:p>
          </table:table-cell>
        </table:table-row>
        <table:table-row table:style-name="ro1">
          <table:table-cell office:value-type="float" office:value="100000708">
            <text:p>100000708</text:p>
          </table:table-cell>
          <table:table-cell office:value-type="float" office:value="452425757">
            <text:p>452425757</text:p>
          </table:table-cell>
        </table:table-row>
        <table:table-row table:style-name="ro1">
          <table:table-cell office:value-type="float" office:value="100000072">
            <text:p>100000072</text:p>
          </table:table-cell>
          <table:table-cell office:value-type="float" office:value="452475683">
            <text:p>452475683</text:p>
          </table:table-cell>
        </table:table-row>
        <table:table-row table:style-name="ro1">
          <table:table-cell office:value-type="float" office:value="100000972">
            <text:p>100000972</text:p>
          </table:table-cell>
          <table:table-cell office:value-type="float" office:value="453359632">
            <text:p>453359632</text:p>
          </table:table-cell>
        </table:table-row>
        <table:table-row table:style-name="ro1">
          <table:table-cell office:value-type="float" office:value="100000709">
            <text:p>100000709</text:p>
          </table:table-cell>
          <table:table-cell office:value-type="float" office:value="453423478">
            <text:p>453423478</text:p>
          </table:table-cell>
        </table:table-row>
        <table:table-row table:style-name="ro1">
          <table:table-cell office:value-type="float" office:value="100000328">
            <text:p>100000328</text:p>
          </table:table-cell>
          <table:table-cell office:value-type="float" office:value="454363656">
            <text:p>454363656</text:p>
          </table:table-cell>
        </table:table-row>
        <table:table-row table:style-name="ro1">
          <table:table-cell office:value-type="float" office:value="100000710">
            <text:p>100000710</text:p>
          </table:table-cell>
          <table:table-cell office:value-type="float" office:value="454545454">
            <text:p>454545454</text:p>
          </table:table-cell>
        </table:table-row>
        <table:table-row table:style-name="ro1">
          <table:table-cell office:value-type="float" office:value="100000711">
            <text:p>100000711</text:p>
          </table:table-cell>
          <table:table-cell office:value-type="float" office:value="455645333">
            <text:p>455645333</text:p>
          </table:table-cell>
        </table:table-row>
        <table:table-row table:style-name="ro1">
          <table:table-cell office:value-type="float" office:value="100000282">
            <text:p>100000282</text:p>
          </table:table-cell>
          <table:table-cell office:value-type="float" office:value="455767895">
            <text:p>455767895</text:p>
          </table:table-cell>
        </table:table-row>
        <table:table-row table:style-name="ro1">
          <table:table-cell office:value-type="float" office:value="100000876">
            <text:p>100000876</text:p>
          </table:table-cell>
          <table:table-cell office:value-type="float" office:value="456123000">
            <text:p>456123000</text:p>
          </table:table-cell>
        </table:table-row>
        <table:table-row table:style-name="ro1">
          <table:table-cell office:value-type="float" office:value="100000233">
            <text:p>100000233</text:p>
          </table:table-cell>
          <table:table-cell office:value-type="float" office:value="456123740">
            <text:p>456123740</text:p>
          </table:table-cell>
        </table:table-row>
        <table:table-row table:style-name="ro1">
          <table:table-cell office:value-type="float" office:value="100000174">
            <text:p>100000174</text:p>
          </table:table-cell>
          <table:table-cell office:value-type="float" office:value="456123789">
            <text:p>456123789</text:p>
          </table:table-cell>
        </table:table-row>
        <table:table-row table:style-name="ro1">
          <table:table-cell office:value-type="float" office:value="100000677">
            <text:p>100000677</text:p>
          </table:table-cell>
          <table:table-cell office:value-type="float" office:value="456364836">
            <text:p>456364836</text:p>
          </table:table-cell>
        </table:table-row>
        <table:table-row table:style-name="ro1">
          <table:table-cell office:value-type="float" office:value="100000488">
            <text:p>100000488</text:p>
          </table:table-cell>
          <table:table-cell office:value-type="float" office:value="456376567">
            <text:p>456376567</text:p>
          </table:table-cell>
        </table:table-row>
        <table:table-row table:style-name="ro1">
          <table:table-cell office:value-type="float" office:value="100000712">
            <text:p>100000712</text:p>
          </table:table-cell>
          <table:table-cell office:value-type="float" office:value="456456456">
            <text:p>456456456</text:p>
          </table:table-cell>
        </table:table-row>
        <table:table-row table:style-name="ro1">
          <table:table-cell office:value-type="float" office:value="100000489">
            <text:p>100000489</text:p>
          </table:table-cell>
          <table:table-cell office:value-type="float" office:value="456457657">
            <text:p>456457657</text:p>
          </table:table-cell>
        </table:table-row>
        <table:table-row table:style-name="ro1">
          <table:table-cell office:value-type="float" office:value="100000678">
            <text:p>100000678</text:p>
          </table:table-cell>
          <table:table-cell office:value-type="float" office:value="456464763">
            <text:p>456464763</text:p>
          </table:table-cell>
        </table:table-row>
        <table:table-row table:style-name="ro1">
          <table:table-cell office:value-type="float" office:value="100000863">
            <text:p>100000863</text:p>
          </table:table-cell>
          <table:table-cell office:value-type="float" office:value="456789100">
            <text:p>456789100</text:p>
          </table:table-cell>
        </table:table-row>
        <table:table-row table:style-name="ro1">
          <table:table-cell office:value-type="float" office:value="100000283">
            <text:p>100000283</text:p>
          </table:table-cell>
          <table:table-cell office:value-type="float" office:value="456789123">
            <text:p>456789123</text:p>
          </table:table-cell>
        </table:table-row>
        <table:table-row table:style-name="ro1">
          <table:table-cell office:value-type="float" office:value="100000300">
            <text:p>100000300</text:p>
          </table:table-cell>
          <table:table-cell office:value-type="float" office:value="456789147">
            <text:p>456789147</text:p>
          </table:table-cell>
        </table:table-row>
        <table:table-row table:style-name="ro1">
          <table:table-cell office:value-type="float" office:value="100000234">
            <text:p>100000234</text:p>
          </table:table-cell>
          <table:table-cell office:value-type="float" office:value="456859478">
            <text:p>456859478</text:p>
          </table:table-cell>
        </table:table-row>
        <table:table-row table:style-name="ro1">
          <table:table-cell office:value-type="float" office:value="100000260">
            <text:p>100000260</text:p>
          </table:table-cell>
          <table:table-cell office:value-type="float" office:value="456896543">
            <text:p>456896543</text:p>
          </table:table-cell>
        </table:table-row>
        <table:table-row table:style-name="ro1">
          <table:table-cell office:value-type="float" office:value="100000713">
            <text:p>100000713</text:p>
          </table:table-cell>
          <table:table-cell office:value-type="float" office:value="457656756">
            <text:p>457656756</text:p>
          </table:table-cell>
        </table:table-row>
        <table:table-row table:style-name="ro1">
          <table:table-cell office:value-type="float" office:value="100000193">
            <text:p>100000193</text:p>
          </table:table-cell>
          <table:table-cell office:value-type="float" office:value="457845147">
            <text:p>457845147</text:p>
          </table:table-cell>
        </table:table-row>
        <table:table-row table:style-name="ro1">
          <table:table-cell office:value-type="float" office:value="100000592">
            <text:p>100000592</text:p>
          </table:table-cell>
          <table:table-cell office:value-type="float" office:value="457874567">
            <text:p>457874567</text:p>
          </table:table-cell>
        </table:table-row>
        <table:table-row table:style-name="ro1">
          <table:table-cell office:value-type="float" office:value="100000235">
            <text:p>100000235</text:p>
          </table:table-cell>
          <table:table-cell office:value-type="float" office:value="458458457">
            <text:p>458458457</text:p>
          </table:table-cell>
        </table:table-row>
        <table:table-row table:style-name="ro1">
          <table:table-cell office:value-type="float" office:value="100000236">
            <text:p>100000236</text:p>
          </table:table-cell>
          <table:table-cell office:value-type="float" office:value="458745625">
            <text:p>458745625</text:p>
          </table:table-cell>
        </table:table-row>
        <table:table-row table:style-name="ro1">
          <table:table-cell office:value-type="float" office:value="100000679">
            <text:p>100000679</text:p>
          </table:table-cell>
          <table:table-cell office:value-type="float" office:value="464764863">
            <text:p>464764863</text:p>
          </table:table-cell>
        </table:table-row>
        <table:table-row table:style-name="ro1">
          <table:table-cell office:value-type="float" office:value="100000175">
            <text:p>100000175</text:p>
          </table:table-cell>
          <table:table-cell office:value-type="float" office:value="478596355">
            <text:p>478596355</text:p>
          </table:table-cell>
        </table:table-row>
        <table:table-row table:style-name="ro1">
          <table:table-cell office:value-type="float" office:value="100000092">
            <text:p>100000092</text:p>
          </table:table-cell>
          <table:table-cell office:value-type="float" office:value="485741485">
            <text:p>485741485</text:p>
          </table:table-cell>
        </table:table-row>
        <table:table-row table:style-name="ro1">
          <table:table-cell office:value-type="float" office:value="100000593">
            <text:p>100000593</text:p>
          </table:table-cell>
          <table:table-cell office:value-type="float" office:value="487498522">
            <text:p>487498522</text:p>
          </table:table-cell>
        </table:table-row>
        <table:table-row table:style-name="ro1">
          <table:table-cell office:value-type="float" office:value="100000864">
            <text:p>100000864</text:p>
          </table:table-cell>
          <table:table-cell office:value-type="float" office:value="500000000">
            <text:p>500000000</text:p>
          </table:table-cell>
        </table:table-row>
        <table:table-row table:style-name="ro1">
          <table:table-cell office:value-type="float" office:value="100000176">
            <text:p>100000176</text:p>
          </table:table-cell>
          <table:table-cell office:value-type="float" office:value="508555632">
            <text:p>508555632</text:p>
          </table:table-cell>
        </table:table-row>
        <table:table-row table:style-name="ro1">
          <table:table-cell office:value-type="float" office:value="100000351">
            <text:p>100000351</text:p>
          </table:table-cell>
          <table:table-cell office:value-type="float" office:value="512345785">
            <text:p>512345785</text:p>
          </table:table-cell>
        </table:table-row>
        <table:table-row table:style-name="ro1">
          <table:table-cell office:value-type="float" office:value="100000594">
            <text:p>100000594</text:p>
          </table:table-cell>
          <table:table-cell office:value-type="float" office:value="517415621">
            <text:p>517415621</text:p>
          </table:table-cell>
        </table:table-row>
        <table:table-row table:style-name="ro1">
          <table:table-cell office:value-type="float" office:value="100000177">
            <text:p>100000177</text:p>
          </table:table-cell>
          <table:table-cell office:value-type="float" office:value="524545454">
            <text:p>524545454</text:p>
          </table:table-cell>
        </table:table-row>
        <table:table-row table:style-name="ro1">
          <table:table-cell office:value-type="float" office:value="100000261">
            <text:p>100000261</text:p>
          </table:table-cell>
          <table:table-cell office:value-type="float" office:value="541245789">
            <text:p>541245789</text:p>
          </table:table-cell>
        </table:table-row>
        <table:table-row table:style-name="ro1">
          <table:table-cell office:value-type="float" office:value="100001006">
            <text:p>100001006</text:p>
          </table:table-cell>
          <table:table-cell office:value-type="float" office:value="542234564">
            <text:p>542234564</text:p>
          </table:table-cell>
        </table:table-row>
        <table:table-row table:style-name="ro1">
          <table:table-cell office:value-type="float" office:value="100000795">
            <text:p>100000795</text:p>
          </table:table-cell>
          <table:table-cell office:value-type="float" office:value="542363357">
            <text:p>542363357</text:p>
          </table:table-cell>
        </table:table-row>
        <table:table-row table:style-name="ro1">
          <table:table-cell office:value-type="float" office:value="100000237">
            <text:p>100000237</text:p>
          </table:table-cell>
          <table:table-cell office:value-type="float" office:value="542454246">
            <text:p>542454246</text:p>
          </table:table-cell>
        </table:table-row>
        <table:table-row table:style-name="ro1">
          <table:table-cell office:value-type="float" office:value="100000352">
            <text:p>100000352</text:p>
          </table:table-cell>
          <table:table-cell office:value-type="float" office:value="542735438">
            <text:p>542735438</text:p>
          </table:table-cell>
        </table:table-row>
        <table:table-row table:style-name="ro1">
          <table:table-cell office:value-type="float" office:value="100000194">
            <text:p>100000194</text:p>
          </table:table-cell>
          <table:table-cell office:value-type="float" office:value="543333336">
            <text:p>543333336</text:p>
          </table:table-cell>
        </table:table-row>
        <table:table-row table:style-name="ro1">
          <table:table-cell office:value-type="float" office:value="100000093">
            <text:p>100000093</text:p>
          </table:table-cell>
          <table:table-cell office:value-type="float" office:value="543692584">
            <text:p>543692584</text:p>
          </table:table-cell>
        </table:table-row>
        <table:table-row table:style-name="ro1">
          <table:table-cell office:value-type="float" office:value="100000073">
            <text:p>100000073</text:p>
          </table:table-cell>
          <table:table-cell office:value-type="float" office:value="544234299">
            <text:p>544234299</text:p>
          </table:table-cell>
        </table:table-row>
        <table:table-row table:style-name="ro1">
          <table:table-cell office:value-type="float" office:value="100000490">
            <text:p>100000490</text:p>
          </table:table-cell>
          <table:table-cell office:value-type="float" office:value="546456546">
            <text:p>546456546</text:p>
          </table:table-cell>
        </table:table-row>
        <table:table-row table:style-name="ro1">
          <table:table-cell office:value-type="float" office:value="100000353">
            <text:p>100000353</text:p>
          </table:table-cell>
          <table:table-cell office:value-type="float" office:value="546574568">
            <text:p>546574568</text:p>
          </table:table-cell>
        </table:table-row>
        <table:table-row table:style-name="ro1">
          <table:table-cell office:value-type="float" office:value="100000238">
            <text:p>100000238</text:p>
          </table:table-cell>
          <table:table-cell office:value-type="float" office:value="548424548">
            <text:p>548424548</text:p>
          </table:table-cell>
        </table:table-row>
        <table:table-row table:style-name="ro1">
          <table:table-cell office:value-type="float" office:value="100000195">
            <text:p>100000195</text:p>
          </table:table-cell>
          <table:table-cell office:value-type="float" office:value="548454545">
            <text:p>548454545</text:p>
          </table:table-cell>
        </table:table-row>
        <table:table-row table:style-name="ro1">
          <table:table-cell office:value-type="float" office:value="100000114">
            <text:p>100000114</text:p>
          </table:table-cell>
          <table:table-cell office:value-type="float" office:value="548492365">
            <text:p>548492365</text:p>
          </table:table-cell>
        </table:table-row>
        <table:table-row table:style-name="ro1">
          <table:table-cell office:value-type="float" office:value="100000595">
            <text:p>100000595</text:p>
          </table:table-cell>
          <table:table-cell office:value-type="float" office:value="549845841">
            <text:p>549845841</text:p>
          </table:table-cell>
        </table:table-row>
        <table:table-row table:style-name="ro1">
          <table:table-cell office:value-type="float" office:value="100000196">
            <text:p>100000196</text:p>
          </table:table-cell>
          <table:table-cell office:value-type="float" office:value="555555555">
            <text:p>555555555</text:p>
          </table:table-cell>
        </table:table-row>
        <table:table-row table:style-name="ro1">
          <table:table-cell office:value-type="float" office:value="100000855">
            <text:p>100000855</text:p>
          </table:table-cell>
          <table:table-cell office:value-type="float" office:value="556677889">
            <text:p>556677889</text:p>
          </table:table-cell>
        </table:table-row>
        <table:table-row table:style-name="ro1">
          <table:table-cell office:value-type="float" office:value="100000094">
            <text:p>100000094</text:p>
          </table:table-cell>
          <table:table-cell office:value-type="float" office:value="563289754">
            <text:p>563289754</text:p>
          </table:table-cell>
        </table:table-row>
        <table:table-row table:style-name="ro1">
          <table:table-cell office:value-type="float" office:value="100000178">
            <text:p>100000178</text:p>
          </table:table-cell>
          <table:table-cell office:value-type="float" office:value="564123742">
            <text:p>564123742</text:p>
          </table:table-cell>
        </table:table-row>
        <table:table-row table:style-name="ro1">
          <table:table-cell office:value-type="float" office:value="100000329">
            <text:p>100000329</text:p>
          </table:table-cell>
          <table:table-cell office:value-type="float" office:value="564564564">
            <text:p>564564564</text:p>
          </table:table-cell>
        </table:table-row>
        <table:table-row table:style-name="ro1">
          <table:table-cell office:value-type="float" office:value="100000596">
            <text:p>100000596</text:p>
          </table:table-cell>
          <table:table-cell office:value-type="float" office:value="564569865">
            <text:p>564569865</text:p>
          </table:table-cell>
        </table:table-row>
        <table:table-row table:style-name="ro1">
          <table:table-cell office:value-type="float" office:value="100000262">
            <text:p>100000262</text:p>
          </table:table-cell>
          <table:table-cell office:value-type="float" office:value="564598623">
            <text:p>564598623</text:p>
          </table:table-cell>
        </table:table-row>
        <table:table-row table:style-name="ro1">
          <table:table-cell office:value-type="float" office:value="100000354">
            <text:p>100000354</text:p>
          </table:table-cell>
          <table:table-cell office:value-type="float" office:value="564656456">
            <text:p>564656456</text:p>
          </table:table-cell>
        </table:table-row>
        <table:table-row table:style-name="ro1">
          <table:table-cell office:value-type="float" office:value="100000355">
            <text:p>100000355</text:p>
          </table:table-cell>
          <table:table-cell office:value-type="float" office:value="564658784">
            <text:p>564658784</text:p>
          </table:table-cell>
        </table:table-row>
        <table:table-row table:style-name="ro1">
          <table:table-cell office:value-type="float" office:value="100000197">
            <text:p>100000197</text:p>
          </table:table-cell>
          <table:table-cell office:value-type="float" office:value="565656565">
            <text:p>565656565</text:p>
          </table:table-cell>
        </table:table-row>
        <table:table-row table:style-name="ro1">
          <table:table-cell office:value-type="float" office:value="100000597">
            <text:p>100000597</text:p>
          </table:table-cell>
          <table:table-cell office:value-type="float" office:value="565676777">
            <text:p>565676777</text:p>
          </table:table-cell>
        </table:table-row>
        <table:table-row table:style-name="ro1">
          <table:table-cell office:value-type="float" office:value="100000356">
            <text:p>100000356</text:p>
          </table:table-cell>
          <table:table-cell office:value-type="float" office:value="565765768">
            <text:p>565765768</text:p>
          </table:table-cell>
        </table:table-row>
        <table:table-row table:style-name="ro1">
          <table:table-cell office:value-type="float" office:value="100000877">
            <text:p>100000877</text:p>
          </table:table-cell>
          <table:table-cell office:value-type="float" office:value="567345890">
            <text:p>567345890</text:p>
          </table:table-cell>
        </table:table-row>
        <table:table-row table:style-name="ro1">
          <table:table-cell office:value-type="float" office:value="100000817">
            <text:p>100000817</text:p>
          </table:table-cell>
          <table:table-cell office:value-type="float" office:value="567567567">
            <text:p>567567567</text:p>
          </table:table-cell>
        </table:table-row>
        <table:table-row table:style-name="ro1">
          <table:table-cell office:value-type="float" office:value="100000598">
            <text:p>100000598</text:p>
          </table:table-cell>
          <table:table-cell office:value-type="float" office:value="567567867">
            <text:p>567567867</text:p>
          </table:table-cell>
        </table:table-row>
        <table:table-row table:style-name="ro1">
          <table:table-cell office:value-type="float" office:value="100000198">
            <text:p>100000198</text:p>
          </table:table-cell>
          <table:table-cell office:value-type="float" office:value="567856300">
            <text:p>567856300</text:p>
          </table:table-cell>
        </table:table-row>
        <table:table-row table:style-name="ro1">
          <table:table-cell office:value-type="float" office:value="100000179">
            <text:p>100000179</text:p>
          </table:table-cell>
          <table:table-cell office:value-type="float" office:value="567856321">
            <text:p>567856321</text:p>
          </table:table-cell>
        </table:table-row>
        <table:table-row table:style-name="ro1">
          <table:table-cell office:value-type="float" office:value="100000180">
            <text:p>100000180</text:p>
          </table:table-cell>
          <table:table-cell office:value-type="float" office:value="567856323">
            <text:p>567856323</text:p>
          </table:table-cell>
        </table:table-row>
        <table:table-row table:style-name="ro1">
          <table:table-cell office:value-type="float" office:value="100000181">
            <text:p>100000181</text:p>
          </table:table-cell>
          <table:table-cell office:value-type="float" office:value="567856339">
            <text:p>567856339</text:p>
          </table:table-cell>
        </table:table-row>
        <table:table-row table:style-name="ro1">
          <table:table-cell office:value-type="float" office:value="100000115">
            <text:p>100000115</text:p>
          </table:table-cell>
          <table:table-cell office:value-type="float" office:value="567856341">
            <text:p>567856341</text:p>
          </table:table-cell>
        </table:table-row>
        <table:table-row table:style-name="ro1">
          <table:table-cell office:value-type="float" office:value="100000095">
            <text:p>100000095</text:p>
          </table:table-cell>
          <table:table-cell office:value-type="float" office:value="567856342">
            <text:p>567856342</text:p>
          </table:table-cell>
        </table:table-row>
        <table:table-row table:style-name="ro1">
          <table:table-cell office:value-type="float" office:value="100000096">
            <text:p>100000096</text:p>
          </table:table-cell>
          <table:table-cell office:value-type="float" office:value="567856344">
            <text:p>567856344</text:p>
          </table:table-cell>
        </table:table-row>
        <table:table-row table:style-name="ro1">
          <table:table-cell office:value-type="float" office:value="100000097">
            <text:p>100000097</text:p>
          </table:table-cell>
          <table:table-cell office:value-type="float" office:value="567856349">
            <text:p>567856349</text:p>
          </table:table-cell>
        </table:table-row>
        <table:table-row table:style-name="ro1">
          <table:table-cell office:value-type="float" office:value="100000098">
            <text:p>100000098</text:p>
          </table:table-cell>
          <table:table-cell office:value-type="float" office:value="567856357">
            <text:p>567856357</text:p>
          </table:table-cell>
        </table:table-row>
        <table:table-row table:style-name="ro1">
          <table:table-cell office:value-type="float" office:value="100000116">
            <text:p>100000116</text:p>
          </table:table-cell>
          <table:table-cell office:value-type="float" office:value="567856600">
            <text:p>567856600</text:p>
          </table:table-cell>
        </table:table-row>
        <table:table-row table:style-name="ro1">
          <table:table-cell office:value-type="float" office:value="100000117">
            <text:p>100000117</text:p>
          </table:table-cell>
          <table:table-cell office:value-type="float" office:value="567856601">
            <text:p>567856601</text:p>
          </table:table-cell>
        </table:table-row>
        <table:table-row table:style-name="ro1">
          <table:table-cell office:value-type="float" office:value="100000118">
            <text:p>100000118</text:p>
          </table:table-cell>
          <table:table-cell office:value-type="float" office:value="567856602">
            <text:p>567856602</text:p>
          </table:table-cell>
        </table:table-row>
        <table:table-row table:style-name="ro1">
          <table:table-cell office:value-type="float" office:value="100000119">
            <text:p>100000119</text:p>
          </table:table-cell>
          <table:table-cell office:value-type="float" office:value="567856603">
            <text:p>567856603</text:p>
          </table:table-cell>
        </table:table-row>
        <table:table-row table:style-name="ro1">
          <table:table-cell office:value-type="float" office:value="100000120">
            <text:p>100000120</text:p>
          </table:table-cell>
          <table:table-cell office:value-type="float" office:value="567856604">
            <text:p>567856604</text:p>
          </table:table-cell>
        </table:table-row>
        <table:table-row table:style-name="ro1">
          <table:table-cell office:value-type="float" office:value="100000121">
            <text:p>100000121</text:p>
          </table:table-cell>
          <table:table-cell office:value-type="float" office:value="567856605">
            <text:p>567856605</text:p>
          </table:table-cell>
        </table:table-row>
        <table:table-row table:style-name="ro1">
          <table:table-cell office:value-type="float" office:value="100000122">
            <text:p>100000122</text:p>
          </table:table-cell>
          <table:table-cell office:value-type="float" office:value="567856606">
            <text:p>567856606</text:p>
          </table:table-cell>
        </table:table-row>
        <table:table-row table:style-name="ro1">
          <table:table-cell office:value-type="float" office:value="100000123">
            <text:p>100000123</text:p>
          </table:table-cell>
          <table:table-cell office:value-type="float" office:value="567856607">
            <text:p>567856607</text:p>
          </table:table-cell>
        </table:table-row>
        <table:table-row table:style-name="ro1">
          <table:table-cell office:value-type="float" office:value="100000124">
            <text:p>100000124</text:p>
          </table:table-cell>
          <table:table-cell office:value-type="float" office:value="567856608">
            <text:p>567856608</text:p>
          </table:table-cell>
        </table:table-row>
        <table:table-row table:style-name="ro1">
          <table:table-cell office:value-type="float" office:value="100000125">
            <text:p>100000125</text:p>
          </table:table-cell>
          <table:table-cell office:value-type="float" office:value="567856609">
            <text:p>567856609</text:p>
          </table:table-cell>
        </table:table-row>
        <table:table-row table:style-name="ro1">
          <table:table-cell office:value-type="float" office:value="100000239">
            <text:p>100000239</text:p>
          </table:table-cell>
          <table:table-cell office:value-type="float" office:value="574896325">
            <text:p>574896325</text:p>
          </table:table-cell>
        </table:table-row>
        <table:table-row table:style-name="ro1">
          <table:table-cell office:value-type="float" office:value="100000818">
            <text:p>100000818</text:p>
          </table:table-cell>
          <table:table-cell office:value-type="float" office:value="575634534">
            <text:p>575634534</text:p>
          </table:table-cell>
        </table:table-row>
        <table:table-row table:style-name="ro1">
          <table:table-cell office:value-type="float" office:value="100000599">
            <text:p>100000599</text:p>
          </table:table-cell>
          <table:table-cell office:value-type="float" office:value="578946546">
            <text:p>578946546</text:p>
          </table:table-cell>
        </table:table-row>
        <table:table-row table:style-name="ro1">
          <table:table-cell office:value-type="float" office:value="100000059">
            <text:p>100000059</text:p>
          </table:table-cell>
          <table:table-cell office:value-type="float" office:value="589564155">
            <text:p>589564155</text:p>
          </table:table-cell>
        </table:table-row>
        <table:table-row table:style-name="ro1">
          <table:table-cell office:value-type="float" office:value="100000819">
            <text:p>100000819</text:p>
          </table:table-cell>
          <table:table-cell office:value-type="float" office:value="619619619">
            <text:p>619619619</text:p>
          </table:table-cell>
        </table:table-row>
        <table:table-row table:style-name="ro1">
          <table:table-cell office:value-type="float" office:value="100000600">
            <text:p>100000600</text:p>
          </table:table-cell>
          <table:table-cell office:value-type="float" office:value="623456789">
            <text:p>623456789</text:p>
          </table:table-cell>
        </table:table-row>
        <table:table-row table:style-name="ro1">
          <table:table-cell office:value-type="float" office:value="100000182">
            <text:p>100000182</text:p>
          </table:table-cell>
          <table:table-cell office:value-type="float" office:value="646454646">
            <text:p>646454646</text:p>
          </table:table-cell>
        </table:table-row>
        <table:table-row table:style-name="ro1">
          <table:table-cell office:value-type="float" office:value="100001007">
            <text:p>100001007</text:p>
          </table:table-cell>
          <table:table-cell office:value-type="float" office:value="652789016">
            <text:p>652789016</text:p>
          </table:table-cell>
        </table:table-row>
        <table:table-row table:style-name="ro1">
          <table:table-cell office:value-type="float" office:value="100000126">
            <text:p>100000126</text:p>
          </table:table-cell>
          <table:table-cell office:value-type="float" office:value="654789321">
            <text:p>654789321</text:p>
          </table:table-cell>
        </table:table-row>
        <table:table-row table:style-name="ro1">
          <table:table-cell office:value-type="float" office:value="100000074">
            <text:p>100000074</text:p>
          </table:table-cell>
          <table:table-cell office:value-type="float" office:value="657876543">
            <text:p>657876543</text:p>
          </table:table-cell>
        </table:table-row>
        <table:table-row table:style-name="ro1">
          <table:table-cell office:value-type="float" office:value="100000865">
            <text:p>100000865</text:p>
          </table:table-cell>
          <table:table-cell office:value-type="float" office:value="665566556">
            <text:p>665566556</text:p>
          </table:table-cell>
        </table:table-row>
        <table:table-row table:style-name="ro1">
          <table:table-cell office:value-type="float" office:value="100000866">
            <text:p>100000866</text:p>
          </table:table-cell>
          <table:table-cell office:value-type="float" office:value="665566557">
            <text:p>665566557</text:p>
          </table:table-cell>
        </table:table-row>
        <table:table-row table:style-name="ro1">
          <table:table-cell office:value-type="float" office:value="100000867">
            <text:p>100000867</text:p>
          </table:table-cell>
          <table:table-cell office:value-type="float" office:value="665566558">
            <text:p>665566558</text:p>
          </table:table-cell>
        </table:table-row>
        <table:table-row table:style-name="ro1">
          <table:table-cell office:value-type="float" office:value="100000601">
            <text:p>100000601</text:p>
          </table:table-cell>
          <table:table-cell office:value-type="float" office:value="666663333">
            <text:p>666663333</text:p>
          </table:table-cell>
        </table:table-row>
        <table:table-row table:style-name="ro1">
          <table:table-cell office:value-type="float" office:value="100000199">
            <text:p>100000199</text:p>
          </table:table-cell>
          <table:table-cell office:value-type="float" office:value="666666666">
            <text:p>666666666</text:p>
          </table:table-cell>
        </table:table-row>
        <table:table-row table:style-name="ro1">
          <table:table-cell office:value-type="float" office:value="100000714">
            <text:p>100000714</text:p>
          </table:table-cell>
          <table:table-cell office:value-type="float" office:value="676767676">
            <text:p>676767676</text:p>
          </table:table-cell>
        </table:table-row>
        <table:table-row table:style-name="ro1">
          <table:table-cell office:value-type="float" office:value="100000820">
            <text:p>100000820</text:p>
          </table:table-cell>
          <table:table-cell office:value-type="float" office:value="676767677">
            <text:p>676767677</text:p>
          </table:table-cell>
        </table:table-row>
        <table:table-row table:style-name="ro1">
          <table:table-cell office:value-type="float" office:value="100000602">
            <text:p>100000602</text:p>
          </table:table-cell>
          <table:table-cell office:value-type="float" office:value="678345679">
            <text:p>678345679</text:p>
          </table:table-cell>
        </table:table-row>
        <table:table-row table:style-name="ro1">
          <table:table-cell office:value-type="float" office:value="100000715">
            <text:p>100000715</text:p>
          </table:table-cell>
          <table:table-cell office:value-type="float" office:value="678687687">
            <text:p>678687687</text:p>
          </table:table-cell>
        </table:table-row>
        <table:table-row table:style-name="ro1">
          <table:table-cell office:value-type="float" office:value="100000395">
            <text:p>100000395</text:p>
          </table:table-cell>
          <table:table-cell office:value-type="float" office:value="678954321">
            <text:p>678954321</text:p>
          </table:table-cell>
        </table:table-row>
        <table:table-row table:style-name="ro1">
          <table:table-cell office:value-type="float" office:value="100000030">
            <text:p>100000030</text:p>
          </table:table-cell>
          <table:table-cell office:value-type="float" office:value="701567923">
            <text:p>701567923</text:p>
          </table:table-cell>
        </table:table-row>
        <table:table-row table:style-name="ro1">
          <table:table-cell office:value-type="float" office:value="100000768">
            <text:p>100000768</text:p>
          </table:table-cell>
          <table:table-cell office:value-type="float" office:value="710000000">
            <text:p>710000000</text:p>
          </table:table-cell>
        </table:table-row>
        <table:table-row table:style-name="ro1">
          <table:table-cell office:value-type="float" office:value="100000284">
            <text:p>100000284</text:p>
          </table:table-cell>
          <table:table-cell office:value-type="float" office:value="741236859">
            <text:p>741236859</text:p>
          </table:table-cell>
        </table:table-row>
        <table:table-row table:style-name="ro1">
          <table:table-cell office:value-type="float" office:value="100000396">
            <text:p>100000396</text:p>
          </table:table-cell>
          <table:table-cell office:value-type="float" office:value="741238747">
            <text:p>741238747</text:p>
          </table:table-cell>
        </table:table-row>
        <table:table-row table:style-name="ro1">
          <table:table-cell office:value-type="float" office:value="100000263">
            <text:p>100000263</text:p>
          </table:table-cell>
          <table:table-cell office:value-type="float" office:value="741239852">
            <text:p>741239852</text:p>
          </table:table-cell>
        </table:table-row>
        <table:table-row table:style-name="ro1">
          <table:table-cell office:value-type="float" office:value="100000285">
            <text:p>100000285</text:p>
          </table:table-cell>
          <table:table-cell office:value-type="float" office:value="741258963">
            <text:p>741258963</text:p>
          </table:table-cell>
        </table:table-row>
        <table:table-row table:style-name="ro1">
          <table:table-cell office:value-type="float" office:value="100000240">
            <text:p>100000240</text:p>
          </table:table-cell>
          <table:table-cell office:value-type="float" office:value="741269851">
            <text:p>741269851</text:p>
          </table:table-cell>
        </table:table-row>
        <table:table-row table:style-name="ro1">
          <table:table-cell office:value-type="float" office:value="100000241">
            <text:p>100000241</text:p>
          </table:table-cell>
          <table:table-cell office:value-type="float" office:value="741269853">
            <text:p>741269853</text:p>
          </table:table-cell>
        </table:table-row>
        <table:table-row table:style-name="ro1">
          <table:table-cell office:value-type="float" office:value="100000286">
            <text:p>100000286</text:p>
          </table:table-cell>
          <table:table-cell office:value-type="float" office:value="741288744">
            <text:p>741288744</text:p>
          </table:table-cell>
        </table:table-row>
        <table:table-row table:style-name="ro1">
          <table:table-cell office:value-type="float" office:value="100000273">
            <text:p>100000273</text:p>
          </table:table-cell>
          <table:table-cell office:value-type="float" office:value="741636399">
            <text:p>741636399</text:p>
          </table:table-cell>
        </table:table-row>
        <table:table-row table:style-name="ro1">
          <table:table-cell office:value-type="float" office:value="100000603">
            <text:p>100000603</text:p>
          </table:table-cell>
          <table:table-cell office:value-type="float" office:value="741852963">
            <text:p>741852963</text:p>
          </table:table-cell>
        </table:table-row>
        <table:table-row table:style-name="ro1">
          <table:table-cell office:value-type="float" office:value="100000973">
            <text:p>100000973</text:p>
          </table:table-cell>
          <table:table-cell office:value-type="float" office:value="753896412">
            <text:p>753896412</text:p>
          </table:table-cell>
        </table:table-row>
        <table:table-row table:style-name="ro1">
          <table:table-cell office:value-type="float" office:value="100000200">
            <text:p>100000200</text:p>
          </table:table-cell>
          <table:table-cell office:value-type="float" office:value="754254545">
            <text:p>754254545</text:p>
          </table:table-cell>
        </table:table-row>
        <table:table-row table:style-name="ro1">
          <table:table-cell office:value-type="float" office:value="100000287">
            <text:p>100000287</text:p>
          </table:table-cell>
          <table:table-cell office:value-type="float" office:value="754369824">
            <text:p>754369824</text:p>
          </table:table-cell>
        </table:table-row>
        <table:table-row table:style-name="ro1">
          <table:table-cell office:value-type="float" office:value="100001008">
            <text:p>100001008</text:p>
          </table:table-cell>
          <table:table-cell office:value-type="float" office:value="756986432">
            <text:p>756986432</text:p>
          </table:table-cell>
        </table:table-row>
        <table:table-row table:style-name="ro1">
          <table:table-cell office:value-type="float" office:value="100000716">
            <text:p>100000716</text:p>
          </table:table-cell>
          <table:table-cell office:value-type="float" office:value="765190849">
            <text:p>765190849</text:p>
          </table:table-cell>
        </table:table-row>
        <table:table-row table:style-name="ro1">
          <table:table-cell office:value-type="float" office:value="100000242">
            <text:p>100000242</text:p>
          </table:table-cell>
          <table:table-cell office:value-type="float" office:value="765432123">
            <text:p>7654321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9/29/2016</text:date>, <text:time>10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0:53:49.11</meta:creation-date>
    <dc:date>2016-09-29T10:55:24.92</dc:date>
    <meta:editing-duration>PT1M35S</meta:editing-duration>
    <meta:editing-cycles>1</meta:editing-cycles>
    <meta:document-statistic meta:table-count="3" meta:cell-count="304" meta:object-count="0"/>
    <meta:generator>OpenOffice/4.1.1$Win32 OpenOffice.org_project/411m6$Build-9775</meta:generator>
  </office:meta>
</office:document-meta>
</file>